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37b" officeooo:paragraph-rsid="000f737b"/>
    </style:style>
    <style:style style:name="T1" style:family="text">
      <style:text-properties officeooo:rsid="00109a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text<text:span text:style-name="T1">dwsfs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09:34:41.289814924</meta:creation-date>
    <dc:date>2024-08-22T09:59:24.920585042</dc:date>
    <meta:editing-duration>PT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